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audrate 38400</text:p>
          </table:table-cell>
          <table:table-cell/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 table:number-columns-repeated="2"/>
          <table:table-cell office:value-type="string" calcext:value-type="string">
            <text:p>ssh</text:p>
          </table:table-cell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8" calcext:value-type="float">
            <text:p>10968</text:p>
          </table:table-cell>
          <table:table-cell table:formula="of:=[.C2]*8" office:value-type="float" office:value="87744" calcext:value-type="float">
            <text:p>87744</text:p>
          </table:table-cell>
          <table:table-cell table:number-columns-repeated="3"/>
          <table:table-cell office:value-type="float" office:value="10968" calcext:value-type="float">
            <text:p>10968</text:p>
          </table:table-cell>
          <table:table-cell table:formula="of:=[.H2]*8" office:value-type="float" office:value="87744" calcext:value-type="float">
            <text:p>8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</table:table-row>
        <table:table-row table:style-name="ro1"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1.102217" calcext:value-type="float">
            <text:p>1,102217</text:p>
          </table:table-cell>
          <table:table-cell table:formula="of:=87744/[.B4]" office:value-type="float" office:value="79606.8287823541" calcext:value-type="float">
            <text:p>79606,8287823541</text:p>
          </table:table-cell>
          <table:table-cell table:formula="of:=[.C4]/38400" office:value-type="float" office:value="2.07309449954047" calcext:value-type="float">
            <text:p>2,07309449954047</text:p>
          </table:table-cell>
          <table:table-cell table:formula="of:=([.D4]+[.D5])/2" office:value-type="float" office:value="2.07269873375682" calcext:value-type="float" table:number-columns-spanned="1" table:number-rows-spanned="2">
            <text:p>2,07269873375682</text:p>
          </table:table-cell>
          <table:table-cell/>
          <table:table-cell office:value-type="float" office:value="5.353764" calcext:value-type="float">
            <text:p>5,353764</text:p>
          </table:table-cell>
          <table:table-cell table:formula="of:=87744/[.G4]" office:value-type="float" office:value="16389.2170069506" calcext:value-type="float">
            <text:p>16389,2170069506</text:p>
          </table:table-cell>
          <table:table-cell table:formula="of:=[.H4]/38400" office:value-type="float" office:value="0.426802526222672" calcext:value-type="float">
            <text:p>0,426802526222672</text:p>
          </table:table-cell>
          <table:table-cell table:formula="of:=([.I4]+[.I5])/2" office:value-type="float" office:value="0.426789173943766" calcext:value-type="float" table:number-columns-spanned="1" table:number-rows-spanned="2">
            <text:p>0,426789173943766</text:p>
          </table:table-cell>
          <table:table-cell/>
        </table:table-row>
        <table:table-row table:style-name="ro1">
          <table:covered-table-cell/>
          <table:table-cell office:value-type="float" office:value="1.102638" calcext:value-type="float">
            <text:p>1,102638</text:p>
          </table:table-cell>
          <table:table-cell table:formula="of:=87744/[.B5]" office:value-type="float" office:value="79576.4339701697" calcext:value-type="float">
            <text:p>79576,4339701697</text:p>
          </table:table-cell>
          <table:table-cell table:formula="of:=[.C5]/38400" office:value-type="float" office:value="2.07230296797317" calcext:value-type="float">
            <text:p>2,07230296797317</text:p>
          </table:table-cell>
          <table:covered-table-cell table:formula="of:=([.D5]+[.D6])/2" office:value-type="float" office:value="2.11862097350629" calcext:value-type="float">
            <text:p>2,11862097350629</text:p>
          </table:covered-table-cell>
          <table:table-cell/>
          <table:table-cell office:value-type="float" office:value="5.354099" calcext:value-type="float">
            <text:p>5,354099</text:p>
          </table:table-cell>
          <table:table-cell table:formula="of:=87744/[.G5]" office:value-type="float" office:value="16388.1915519306" calcext:value-type="float">
            <text:p>16388,1915519306</text:p>
          </table:table-cell>
          <table:table-cell table:formula="of:=[.H5]/38400" office:value-type="float" office:value="0.426775821664859" calcext:value-type="float">
            <text:p>0,426775821664859</text:p>
          </table:table-cell>
          <table:covered-table-cell table:formula="of:=([.I5]+[.I6])/2" office:value-type="float" office:value="0.460481025250275" calcext:value-type="float">
            <text:p>0,460481025250275</text:p>
          </table:covered-table-cell>
          <table:table-cell/>
        </table:table-row>
        <table:table-row table:style-name="ro1"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1.055457" calcext:value-type="float">
            <text:p>1,055457</text:p>
          </table:table-cell>
          <table:table-cell table:formula="of:=87744/[.B6]" office:value-type="float" office:value="83133.6567951134" calcext:value-type="float">
            <text:p>83133,6567951134</text:p>
          </table:table-cell>
          <table:table-cell table:formula="of:=[.C6]/38400" office:value-type="float" office:value="2.16493897903941" calcext:value-type="float">
            <text:p>2,16493897903941</text:p>
          </table:table-cell>
          <table:table-cell table:formula="of:=([.D6]+[.D7])/2" office:value-type="float" office:value="2.16360018662899" calcext:value-type="float" table:number-columns-spanned="1" table:number-rows-spanned="2">
            <text:p>2,16360018662899</text:p>
          </table:table-cell>
          <table:table-cell/>
          <table:table-cell office:value-type="float" office:value="4.623763" calcext:value-type="float">
            <text:p>4,623763</text:p>
          </table:table-cell>
          <table:table-cell table:formula="of:=87744/[.G6]" office:value-type="float" office:value="18976.7511872905" calcext:value-type="float">
            <text:p>18976,7511872905</text:p>
          </table:table-cell>
          <table:table-cell table:formula="of:=[.H6]/38400" office:value-type="float" office:value="0.494186228835691" calcext:value-type="float">
            <text:p>0,494186228835691</text:p>
          </table:table-cell>
          <table:table-cell table:formula="of:=([.I6]+[.I7])/2" office:value-type="float" office:value="0.494168701814374" calcext:value-type="float" table:number-columns-spanned="1" table:number-rows-spanned="2">
            <text:p>0,494168701814374</text:p>
          </table:table-cell>
          <table:table-cell/>
        </table:table-row>
        <table:table-row table:style-name="ro1">
          <table:covered-table-cell/>
          <table:table-cell office:value-type="float" office:value="1.056764" calcext:value-type="float">
            <text:p>1,056764</text:p>
          </table:table-cell>
          <table:table-cell table:formula="of:=87744/[.B7]" office:value-type="float" office:value="83030.8375379934" calcext:value-type="float">
            <text:p>83030,8375379934</text:p>
          </table:table-cell>
          <table:table-cell table:formula="of:=[.C7]/38400" office:value-type="float" office:value="2.16226139421858" calcext:value-type="float">
            <text:p>2,16226139421858</text:p>
          </table:table-cell>
          <table:covered-table-cell table:formula="of:=([.D7]+[.D8])/2" office:value-type="float" office:value="2.17978769110682" calcext:value-type="float">
            <text:p>2,17978769110682</text:p>
          </table:covered-table-cell>
          <table:table-cell/>
          <table:table-cell office:value-type="float" office:value="4.624091" calcext:value-type="float">
            <text:p>4,624091</text:p>
          </table:table-cell>
          <table:table-cell table:formula="of:=87744/[.G7]" office:value-type="float" office:value="18975.4051120534" calcext:value-type="float">
            <text:p>18975,4051120534</text:p>
          </table:table-cell>
          <table:table-cell table:formula="of:=[.H7]/38400" office:value-type="float" office:value="0.494151174793057" calcext:value-type="float">
            <text:p>0,494151174793057</text:p>
          </table:table-cell>
          <table:covered-table-cell table:formula="of:=([.I7]+[.I8])/2" office:value-type="float" office:value="0.508080276114455" calcext:value-type="float">
            <text:p>0,508080276114455</text:p>
          </table:covered-table-cell>
          <table:table-cell/>
        </table:table-row>
        <table:table-row table:style-name="ro1"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1.039906" calcext:value-type="float">
            <text:p>1,039906</text:p>
          </table:table-cell>
          <table:table-cell table:formula="of:=87744/[.B8]" office:value-type="float" office:value="84376.8571390106" calcext:value-type="float">
            <text:p>84376,8571390106</text:p>
          </table:table-cell>
          <table:table-cell table:formula="of:=[.C8]/38400" office:value-type="float" office:value="2.19731398799507" calcext:value-type="float">
            <text:p>2,19731398799507</text:p>
          </table:table-cell>
          <table:table-cell table:formula="of:=([.D8]+[.D9])/2" office:value-type="float" office:value="2.19707210357466" calcext:value-type="float" table:number-columns-spanned="1" table:number-rows-spanned="2">
            <text:p>2,19707210357466</text:p>
          </table:table-cell>
          <table:table-cell/>
          <table:table-cell office:value-type="float" office:value="4.377316" calcext:value-type="float">
            <text:p>4,377316</text:p>
          </table:table-cell>
          <table:table-cell table:formula="of:=87744/[.G8]" office:value-type="float" office:value="20045.1600935368" calcext:value-type="float">
            <text:p>20045,1600935368</text:p>
          </table:table-cell>
          <table:table-cell table:formula="of:=[.H8]/38400" office:value-type="float" office:value="0.522009377435853" calcext:value-type="float">
            <text:p>0,522009377435853</text:p>
          </table:table-cell>
          <table:table-cell table:formula="of:=([.I8]+[.I9])/2" office:value-type="float" office:value="0.521895123184419" calcext:value-type="float" table:number-columns-spanned="1" table:number-rows-spanned="2">
            <text:p>0,521895123184419</text:p>
          </table:table-cell>
          <table:table-cell/>
        </table:table-row>
        <table:table-row table:style-name="ro1">
          <table:covered-table-cell/>
          <table:table-cell office:value-type="float" office:value="1.040135" calcext:value-type="float">
            <text:p>1,040135</text:p>
          </table:table-cell>
          <table:table-cell table:formula="of:=87744/[.B9]" office:value-type="float" office:value="84358.280415523" calcext:value-type="float">
            <text:p>84358,280415523</text:p>
          </table:table-cell>
          <table:table-cell table:formula="of:=[.C9]/38400" office:value-type="float" office:value="2.19683021915424" calcext:value-type="float">
            <text:p>2,19683021915424</text:p>
          </table:table-cell>
          <table:covered-table-cell table:formula="of:=([.D9]+[.D10])/2" office:value-type="float" office:value="2.20158596539631" calcext:value-type="float">
            <text:p>2,20158596539631</text:p>
          </table:covered-table-cell>
          <table:table-cell/>
          <table:table-cell office:value-type="float" office:value="4.379233" calcext:value-type="float">
            <text:p>4,379233</text:p>
          </table:table-cell>
          <table:table-cell table:formula="of:=87744/[.G9]" office:value-type="float" office:value="20036.3853670266" calcext:value-type="float">
            <text:p>20036,3853670266</text:p>
          </table:table-cell>
          <table:table-cell table:formula="of:=[.H9]/38400" office:value-type="float" office:value="0.521780868932984" calcext:value-type="float">
            <text:p>0,521780868932984</text:p>
          </table:table-cell>
          <table:covered-table-cell table:formula="of:=([.I9]+[.I10])/2" office:value-type="float" office:value="0.529177200966363" calcext:value-type="float">
            <text:p>0,529177200966363</text:p>
          </table:covered-table-cell>
          <table:table-cell/>
        </table:table-row>
        <table:table-row table:style-name="ro1"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1.035651" calcext:value-type="float">
            <text:p>1,035651</text:p>
          </table:table-cell>
          <table:table-cell table:formula="of:=87744/[.B10]" office:value-type="float" office:value="84723.5217269138" calcext:value-type="float">
            <text:p>84723,5217269138</text:p>
          </table:table-cell>
          <table:table-cell table:formula="of:=[.C10]/38400" office:value-type="float" office:value="2.20634171163838" calcext:value-type="float">
            <text:p>2,20634171163838</text:p>
          </table:table-cell>
          <table:table-cell table:formula="of:=([.D10]+[.D11])/2" office:value-type="float" office:value="2.20945766345794" calcext:value-type="float" table:number-columns-spanned="1" table:number-rows-spanned="2">
            <text:p>2,20945766345794</text:p>
          </table:table-cell>
          <table:table-cell/>
          <table:table-cell office:value-type="float" office:value="4.258503" calcext:value-type="float">
            <text:p>4,258503</text:p>
          </table:table-cell>
          <table:table-cell table:formula="of:=87744/[.G10]" office:value-type="float" office:value="20604.4236671901" calcext:value-type="float">
            <text:p>20604,4236671901</text:p>
          </table:table-cell>
          <table:table-cell table:formula="of:=[.H10]/38400" office:value-type="float" office:value="0.536573532999742" calcext:value-type="float">
            <text:p>0,536573532999742</text:p>
          </table:table-cell>
          <table:table-cell table:formula="of:=([.I10]+[.I11])/2" office:value-type="float" office:value="0.536638880175001" calcext:value-type="float" table:number-columns-spanned="1" table:number-rows-spanned="2">
            <text:p>0,536638880175001</text:p>
          </table:table-cell>
          <table:table-cell/>
        </table:table-row>
        <table:table-row table:style-name="ro1">
          <table:covered-table-cell/>
          <table:table-cell office:value-type="float" office:value="1.032734" calcext:value-type="float">
            <text:p>1,032734</text:p>
          </table:table-cell>
          <table:table-cell table:formula="of:=87744/[.B11]" office:value-type="float" office:value="84962.8268266562" calcext:value-type="float">
            <text:p>84962,8268266562</text:p>
          </table:table-cell>
          <table:table-cell table:formula="of:=[.C11]/38400" office:value-type="float" office:value="2.21257361527751" calcext:value-type="float">
            <text:p>2,21257361527751</text:p>
          </table:table-cell>
          <table:covered-table-cell table:formula="of:=([.D11]+[.D12])/2" office:value-type="float" office:value="2.22122987479102" calcext:value-type="float">
            <text:p>2,22122987479102</text:p>
          </table:covered-table-cell>
          <table:table-cell/>
          <table:table-cell office:value-type="float" office:value="4.257466" calcext:value-type="float">
            <text:p>4,257466</text:p>
          </table:table-cell>
          <table:table-cell table:formula="of:=87744/[.G11]" office:value-type="float" office:value="20609.44233025" calcext:value-type="float">
            <text:p>20609,44233025</text:p>
          </table:table-cell>
          <table:table-cell table:formula="of:=[.H11]/38400" office:value-type="float" office:value="0.53670422735026" calcext:value-type="float">
            <text:p>0,53670422735026</text:p>
          </table:table-cell>
          <table:covered-table-cell table:formula="of:=([.I11]+[.I12])/2" office:value-type="float" office:value="0.546348205913868" calcext:value-type="float">
            <text:p>0,546348205913868</text:p>
          </table:covered-table-cell>
          <table:table-cell/>
        </table:table-row>
        <table:table-row table:style-name="ro1"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1.024716" calcext:value-type="float">
            <text:p>1,024716</text:p>
          </table:table-cell>
          <table:table-cell table:formula="of:=87744/[.B12]" office:value-type="float" office:value="85627.6275572939" calcext:value-type="float">
            <text:p>85627,6275572939</text:p>
          </table:table-cell>
          <table:table-cell table:formula="of:=[.C12]/38400" office:value-type="float" office:value="2.22988613430453" calcext:value-type="float">
            <text:p>2,22988613430453</text:p>
          </table:table-cell>
          <table:table-cell table:formula="of:=([.D12]+[.D13])/2" office:value-type="float" office:value="2.23058836908934" calcext:value-type="float" table:number-columns-spanned="1" table:number-rows-spanned="2">
            <text:p>2,23058836908934</text:p>
          </table:table-cell>
          <table:table-cell/>
          <table:table-cell office:value-type="float" office:value="4.10977" calcext:value-type="float">
            <text:p>4,10977</text:p>
          </table:table-cell>
          <table:table-cell table:formula="of:=87744/[.G12]" office:value-type="float" office:value="21350.0998839351" calcext:value-type="float">
            <text:p>21350,0998839351</text:p>
          </table:table-cell>
          <table:table-cell table:formula="of:=[.H12]/38400" office:value-type="float" office:value="0.555992184477477" calcext:value-type="float">
            <text:p>0,555992184477477</text:p>
          </table:table-cell>
          <table:table-cell table:formula="of:=([.I12]+[.I13])/2" office:value-type="float" office:value="0.555968849691997" calcext:value-type="float" table:number-columns-spanned="1" table:number-rows-spanned="2">
            <text:p>0,555968849691997</text:p>
          </table:table-cell>
          <table:table-cell/>
        </table:table-row>
        <table:table-row table:style-name="ro1">
          <table:covered-table-cell/>
          <table:table-cell office:value-type="float" office:value="1.024071" calcext:value-type="float">
            <text:p>1,024071</text:p>
          </table:table-cell>
          <table:table-cell table:formula="of:=87744/[.B13]" office:value-type="float" office:value="85681.5591887672" calcext:value-type="float">
            <text:p>85681,5591887672</text:p>
          </table:table-cell>
          <table:table-cell table:formula="of:=[.C13]/38400" office:value-type="float" office:value="2.23129060387415" calcext:value-type="float">
            <text:p>2,23129060387415</text:p>
          </table:table-cell>
          <table:covered-table-cell table:formula="of:=([.D13]+[.D14])/2" office:value-type="float" office:value="2.23954366020931" calcext:value-type="float">
            <text:p>2,23954366020931</text:p>
          </table:covered-table-cell>
          <table:table-cell/>
          <table:table-cell office:value-type="float" office:value="4.110115" calcext:value-type="float">
            <text:p>4,110115</text:p>
          </table:table-cell>
          <table:table-cell table:formula="of:=87744/[.G13]" office:value-type="float" office:value="21348.3077724103" calcext:value-type="float">
            <text:p>21348,3077724103</text:p>
          </table:table-cell>
          <table:table-cell table:formula="of:=[.H13]/38400" office:value-type="float" office:value="0.555945514906517" calcext:value-type="float">
            <text:p>0,555945514906517</text:p>
          </table:table-cell>
          <table:covered-table-cell table:formula="of:=([.I13]+[.I14])/2" office:value-type="float" office:value="0.563464076143282" calcext:value-type="float">
            <text:p>0,563464076143282</text:p>
          </table:covered-table-cell>
          <table:table-cell/>
        </table:table-row>
        <table:table-row table:style-name="ro1"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1.016551" calcext:value-type="float">
            <text:p>1,016551</text:p>
          </table:table-cell>
          <table:table-cell table:formula="of:=87744/[.B14]" office:value-type="float" office:value="86315.3939153077" calcext:value-type="float">
            <text:p>86315,3939153077</text:p>
          </table:table-cell>
          <table:table-cell table:formula="of:=[.C14]/38400" office:value-type="float" office:value="2.24779671654447" calcext:value-type="float">
            <text:p>2,24779671654447</text:p>
          </table:table-cell>
          <table:table-cell table:formula="of:=([.D14]+[.D15])/2" office:value-type="float" office:value="2.24780556141072" calcext:value-type="float" table:number-columns-spanned="1" table:number-rows-spanned="2">
            <text:p>2,24780556141072</text:p>
          </table:table-cell>
          <table:table-cell/>
          <table:table-cell office:value-type="float" office:value="4.001873" calcext:value-type="float">
            <text:p>4,001873</text:p>
          </table:table-cell>
          <table:table-cell table:formula="of:=87744/[.G14]" office:value-type="float" office:value="21925.7332753938" calcext:value-type="float">
            <text:p>21925,7332753938</text:p>
          </table:table-cell>
          <table:table-cell table:formula="of:=[.H14]/38400" office:value-type="float" office:value="0.570982637380047" calcext:value-type="float">
            <text:p>0,570982637380047</text:p>
          </table:table-cell>
          <table:table-cell table:formula="of:=([.I14]+[.I15])/2" office:value-type="float" office:value="0.570983921495472" calcext:value-type="float" table:number-columns-spanned="1" table:number-rows-spanned="2">
            <text:p>0,570983921495472</text:p>
          </table:table-cell>
          <table:table-cell/>
        </table:table-row>
        <table:table-row table:style-name="ro1">
          <table:covered-table-cell/>
          <table:table-cell office:value-type="float" office:value="1.016543" calcext:value-type="float">
            <text:p>1,016543</text:p>
          </table:table-cell>
          <table:table-cell table:formula="of:=87744/[.B15]" office:value-type="float" office:value="86316.0732010353" calcext:value-type="float">
            <text:p>86316,0732010353</text:p>
          </table:table-cell>
          <table:table-cell table:formula="of:=[.C15]/38400" office:value-type="float" office:value="2.24781440627696" calcext:value-type="float">
            <text:p>2,24781440627696</text:p>
          </table:table-cell>
          <table:covered-table-cell table:formula="of:=([.D15]+[.D16])/2" office:value-type="float" office:value="2.25275045744785" calcext:value-type="float">
            <text:p>2,25275045744785</text:p>
          </table:covered-table-cell>
          <table:table-cell/>
          <table:table-cell office:value-type="float" office:value="4.001855" calcext:value-type="float">
            <text:p>4,001855</text:p>
          </table:table-cell>
          <table:table-cell table:formula="of:=87744/[.G15]" office:value-type="float" office:value="21925.8318954585" calcext:value-type="float">
            <text:p>21925,8318954585</text:p>
          </table:table-cell>
          <table:table-cell table:formula="of:=[.H15]/38400" office:value-type="float" office:value="0.570985205610898" calcext:value-type="float">
            <text:p>0,570985205610898</text:p>
          </table:table-cell>
          <table:covered-table-cell table:formula="of:=([.I15]+[.I16])/2" office:value-type="float" office:value="0.575906897543549" calcext:value-type="float">
            <text:p>0,575906897543549</text:p>
          </table:covered-table-cell>
          <table:table-cell/>
        </table:table-row>
        <table:table-row table:style-name="ro1"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1.012098" calcext:value-type="float">
            <text:p>1,012098</text:p>
          </table:table-cell>
          <table:table-cell table:formula="of:=87744/[.B16]" office:value-type="float" office:value="86695.1619309593" calcext:value-type="float">
            <text:p>86695,1619309593</text:p>
          </table:table-cell>
          <table:table-cell table:formula="of:=[.C16]/38400" office:value-type="float" office:value="2.25768650861873" calcext:value-type="float">
            <text:p>2,25768650861873</text:p>
          </table:table-cell>
          <table:table-cell table:formula="of:=([.D16]+[.D17])/2" office:value-type="float" office:value="2.25770658527134" calcext:value-type="float" table:number-columns-spanned="1" table:number-rows-spanned="2">
            <text:p>2,25770658527134</text:p>
          </table:table-cell>
          <table:table-cell/>
          <table:table-cell office:value-type="float" office:value="3.934035" calcext:value-type="float">
            <text:p>3,934035</text:p>
          </table:table-cell>
          <table:table-cell table:formula="of:=87744/[.G16]" office:value-type="float" office:value="22303.8178358861" calcext:value-type="float">
            <text:p>22303,8178358861</text:p>
          </table:table-cell>
          <table:table-cell table:formula="of:=[.H16]/38400" office:value-type="float" office:value="0.580828589476199" calcext:value-type="float">
            <text:p>0,580828589476199</text:p>
          </table:table-cell>
          <table:table-cell table:formula="of:=([.I16]+[.I17])/2" office:value-type="float" office:value="0.58083036119038" calcext:value-type="float" table:number-columns-spanned="1" table:number-rows-spanned="2">
            <text:p>0,58083036119038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7]" office:value-type="float" office:value="86696.70381788" calcext:value-type="float">
            <text:p>86696,70381788</text:p>
          </table:table-cell>
          <table:table-cell table:formula="of:=[.C17]/38400" office:value-type="float" office:value="2.25772666192396" calcext:value-type="float">
            <text:p>2,25772666192396</text:p>
          </table:table-cell>
          <table:covered-table-cell table:formula="of:=([.D17]+[.D18])/2" office:value-type="float" office:value="2.25770658527134" calcext:value-type="float">
            <text:p>2,25770658527134</text:p>
          </table:covered-table-cell>
          <table:table-cell/>
          <table:table-cell office:value-type="float" office:value="3.934011" calcext:value-type="float">
            <text:p>3,934011</text:p>
          </table:table-cell>
          <table:table-cell table:formula="of:=87744/[.G17]" office:value-type="float" office:value="22303.9539035351" calcext:value-type="float">
            <text:p>22303,9539035351</text:p>
          </table:table-cell>
          <table:table-cell table:formula="of:=[.H17]/38400" office:value-type="float" office:value="0.58083213290456" calcext:value-type="float">
            <text:p>0,58083213290456</text:p>
          </table:table-cell>
          <table:covered-table-cell table:formula="of:=([.I17]+[.I18])/2" office:value-type="float" office:value="0.58320960382619" calcext:value-type="float">
            <text:p>0,58320960382619</text:p>
          </table:covered-table-cell>
          <table:table-cell/>
        </table:table-row>
        <table:table-row table:style-name="ro1"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1.012098" calcext:value-type="float">
            <text:p>1,012098</text:p>
          </table:table-cell>
          <table:table-cell table:formula="of:=87744/[.B18]" office:value-type="float" office:value="86695.1619309593" calcext:value-type="float">
            <text:p>86695,1619309593</text:p>
          </table:table-cell>
          <table:table-cell table:formula="of:=[.C18]/38400" office:value-type="float" office:value="2.25768650861873" calcext:value-type="float">
            <text:p>2,25768650861873</text:p>
          </table:table-cell>
          <table:table-cell table:formula="of:=([.D18]+[.D19])/2" office:value-type="float" office:value="2.25770658527134" calcext:value-type="float" table:number-columns-spanned="1" table:number-rows-spanned="2">
            <text:p>2,25770658527134</text:p>
          </table:table-cell>
          <table:table-cell/>
          <table:table-cell office:value-type="float" office:value="3.902067" calcext:value-type="float">
            <text:p>3,902067</text:p>
          </table:table-cell>
          <table:table-cell table:formula="of:=87744/[.G18]" office:value-type="float" office:value="22486.5436703163" calcext:value-type="float">
            <text:p>22486,5436703163</text:p>
          </table:table-cell>
          <table:table-cell table:formula="of:=[.H18]/38400" office:value-type="float" office:value="0.58558707474782" calcext:value-type="float">
            <text:p>0,58558707474782</text:p>
          </table:table-cell>
          <table:table-cell table:formula="of:=([.I18]+[.I19])/2" office:value-type="float" office:value="0.585586849641501" calcext:value-type="float" table:number-columns-spanned="1" table:number-rows-spanned="2">
            <text:p>0,585586849641501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9]" office:value-type="float" office:value="86696.70381788" calcext:value-type="float">
            <text:p>86696,70381788</text:p>
          </table:table-cell>
          <table:table-cell table:formula="of:=[.C19]/38400" office:value-type="float" office:value="2.25772666192396" calcext:value-type="float">
            <text:p>2,25772666192396</text:p>
          </table:table-cell>
          <table:covered-table-cell table:formula="of:=([.D19]+[.D20])/2" office:value-type="float" office:value="1.12886333096198" calcext:value-type="float">
            <text:p>1,12886333096198</text:p>
          </table:covered-table-cell>
          <table:table-cell/>
          <table:table-cell office:value-type="float" office:value="3.90207" calcext:value-type="float">
            <text:p>3,90207</text:p>
          </table:table-cell>
          <table:table-cell table:formula="of:=87744/[.G19]" office:value-type="float" office:value="22486.526382151" calcext:value-type="float">
            <text:p>22486,526382151</text:p>
          </table:table-cell>
          <table:table-cell table:formula="of:=[.H19]/38400" office:value-type="float" office:value="0.585586624535183" calcext:value-type="float">
            <text:p>0,585586624535183</text:p>
          </table:table-cell>
          <table:covered-table-cell table:formula="of:=([.I19]+[.I20])/2" office:value-type="float" office:value="0.292793312267591" calcext:value-type="float">
            <text:p>0,292793312267591</text:p>
          </table:covered-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cketsize 250</text:p>
          </table:table-cell>
          <table:table-cell table:number-columns-repeated="5"/>
          <table:table-cell office:value-type="string" calcext:value-type="string">
            <text:p>Packetsize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udr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</table:table-row>
        <table:table-row table:style-name="ro1">
          <table:table-cell table:style-name="ce1" office:value-type="float" office:value="600" calcext:value-type="float" table:number-columns-spanned="1" table:number-rows-spanned="2">
            <text:p>600</text:p>
          </table:table-cell>
          <table:table-cell/>
          <table:table-cell table:formula="of:=87744/[.B23]" office:value-type="string" office:string-value="" calcext:value-type="error">
            <text:p>#DIV/0!</text:p>
          </table:table-cell>
          <table:table-cell table:formula="of:=[.C23]/38400" office:value-type="string" office:string-value="" calcext:value-type="error">
            <text:p>#DIV/0!</text:p>
          </table:table-cell>
          <table:table-cell table:formula="of:=([.D23]+[.D24])/2" office:value-type="string" office:string-value="" calcext:value-type="error" table:number-columns-spanned="1" table:number-rows-spanned="2">
            <text:p>#DIV/0!</text:p>
          </table:table-cell>
          <table:table-cell/>
          <table:table-cell table:style-name="ce1" office:value-type="string" calcext:value-type="string" table:number-columns-spanned="1" table:number-rows-spanned="2">
            <text:p>2+2</text:p>
          </table:table-cell>
          <table:table-cell office:value-type="float" office:value="7.393176" calcext:value-type="float">
            <text:p>7,393176</text:p>
          </table:table-cell>
          <table:table-cell table:formula="of:=87744/[.H23]" office:value-type="float" office:value="11868.241740762" calcext:value-type="float">
            <text:p>11868,241740762</text:p>
          </table:table-cell>
          <table:table-cell table:formula="of:=[.I23]/38400" office:value-type="float" office:value="0.309068795332344" calcext:value-type="float">
            <text:p>0,309068795332344</text:p>
          </table:table-cell>
          <table:table-cell table:formula="of:=([.J23]+[.J24])/2" office:value-type="float" office:value="0.418311529193184" calcext:value-type="float" table:number-columns-spanned="1" table:number-rows-spanned="2">
            <text:p>0,418311529193184</text:p>
          </table:table-cell>
        </table:table-row>
        <table:table-row table:style-name="ro1">
          <table:covered-table-cell/>
          <table:table-cell/>
          <table:table-cell table:formula="of:=87744/[.B24]" office:value-type="string" office:string-value="" calcext:value-type="error">
            <text:p>#DIV/0!</text:p>
          </table:table-cell>
          <table:table-cell table:formula="of:=[.C24]/38400" office:value-type="string" office:string-value="" calcext:value-type="error">
            <text:p>#DIV/0!</text:p>
          </table:table-cell>
          <table:covered-table-cell table:formula="of:=([.D24]+[.D25])/2" office:value-type="string" office:string-value="" calcext:value-type="error">
            <text:p>#DIV/0!</text:p>
          </table:covered-table-cell>
          <table:table-cell/>
          <table:covered-table-cell/>
          <table:table-cell office:value-type="float" office:value="4.331308" calcext:value-type="float">
            <text:p>4,331308</text:p>
          </table:table-cell>
          <table:table-cell table:formula="of:=87744/[.H24]" office:value-type="float" office:value="20258.0837012745" calcext:value-type="float">
            <text:p>20258,0837012745</text:p>
          </table:table-cell>
          <table:table-cell table:formula="of:=[.I24]/38400" office:value-type="float" office:value="0.527554263054024" calcext:value-type="float">
            <text:p>0,527554263054024</text:p>
          </table:table-cell>
          <table:covered-table-cell table:formula="of:=([.J24]+[.J25])/2" office:value-type="float" office:value="0.348335081069637" calcext:value-type="float">
            <text:p>0,348335081069637</text:p>
          </table:covered-table-cell>
        </table:table-row>
        <table:table-row table:style-name="ro1">
          <table:table-cell office:value-type="float" office:value="1200" calcext:value-type="float" table:number-columns-spanned="1" table:number-rows-spanned="2">
            <text:p>1200</text:p>
          </table:table-cell>
          <table:table-cell office:value-type="float" office:value="99.352798" calcext:value-type="float">
            <text:p>99,352798</text:p>
          </table:table-cell>
          <table:table-cell table:formula="of:=87744/[.B25]" office:value-type="float" office:value="883.155802013749" calcext:value-type="float">
            <text:p>883,155802013749</text:p>
          </table:table-cell>
          <table:table-cell table:formula="of:=[.C25]/38400" office:value-type="float" office:value="0.0229988490107747" calcext:value-type="float">
            <text:p>0,022998849010775</text:p>
          </table:table-cell>
          <table:table-cell table:formula="of:=([.D25]+[.D26])/2" office:value-type="float" office:value="0.0230485699656664" calcext:value-type="float" table:number-columns-spanned="1" table:number-rows-spanned="2">
            <text:p>0,023048569965667</text:p>
          </table:table-cell>
          <table:table-cell/>
          <table:table-cell office:value-type="string" calcext:value-type="string" table:number-columns-spanned="1" table:number-rows-spanned="2">
            <text:p>4+4</text:p>
          </table:table-cell>
          <table:table-cell office:value-type="float" office:value="13.511444" calcext:value-type="float">
            <text:p>13,511444</text:p>
          </table:table-cell>
          <table:table-cell table:formula="of:=87744/[.H25]" office:value-type="float" office:value="6494.05052487358" calcext:value-type="float">
            <text:p>6494,05052487358</text:p>
          </table:table-cell>
          <table:table-cell table:formula="of:=[.I25]/38400" office:value-type="float" office:value="0.16911589908525" calcext:value-type="float">
            <text:p>0,16911589908525</text:p>
          </table:table-cell>
          <table:table-cell table:formula="of:=([.J25]+[.J26])/2" office:value-type="float" office:value="0.152993206884051" calcext:value-type="float" table:number-columns-spanned="1" table:number-rows-spanned="2">
            <text:p>0,152993206884051</text:p>
          </table:table-cell>
        </table:table-row>
        <table:table-row table:style-name="ro1">
          <table:covered-table-cell/>
          <table:table-cell office:value-type="float" office:value="98.925068" calcext:value-type="float">
            <text:p>98,925068</text:p>
          </table:table-cell>
          <table:table-cell table:formula="of:=87744/[.B26]" office:value-type="float" office:value="886.974371349434" calcext:value-type="float">
            <text:p>886,974371349434</text:p>
          </table:table-cell>
          <table:table-cell table:formula="of:=[.C26]/38400" office:value-type="float" office:value="0.0230982909205582" calcext:value-type="float">
            <text:p>0,023098290920558</text:p>
          </table:table-cell>
          <table:covered-table-cell table:formula="of:=([.D26]+[.D27])/2" office:value-type="float" office:value="0.0287851860588864" calcext:value-type="float">
            <text:p>0,028785186058886</text:p>
          </table:covered-table-cell>
          <table:table-cell/>
          <table:covered-table-cell/>
          <table:table-cell office:value-type="float" office:value="16.694611" calcext:value-type="float">
            <text:p>16,694611</text:p>
          </table:table-cell>
          <table:table-cell table:formula="of:=87744/[.H26]" office:value-type="float" office:value="5255.82776382151" calcext:value-type="float">
            <text:p>5255,82776382151</text:p>
          </table:table-cell>
          <table:table-cell table:formula="of:=[.I26]/38400" office:value-type="float" office:value="0.136870514682852" calcext:value-type="float">
            <text:p>0,136870514682852</text:p>
          </table:table-cell>
          <table:covered-table-cell table:formula="of:=([.J26]+[.J27])/2" office:value-type="float" office:value="0.118780626574364" calcext:value-type="float">
            <text:p>0,118780626574364</text:p>
          </table:covered-table-cell>
        </table:table-row>
        <table:table-row table:style-name="ro1">
          <table:table-cell office:value-type="float" office:value="1800" calcext:value-type="float" table:number-columns-spanned="1" table:number-rows-spanned="2">
            <text:p>1800</text:p>
          </table:table-cell>
          <table:table-cell office:value-type="float" office:value="66.285525" calcext:value-type="float">
            <text:p>66,285525</text:p>
          </table:table-cell>
          <table:table-cell table:formula="of:=87744/[.B27]" office:value-type="float" office:value="1323.72791797304" calcext:value-type="float">
            <text:p>1323,72791797304</text:p>
          </table:table-cell>
          <table:table-cell table:formula="of:=[.C27]/38400" office:value-type="float" office:value="0.0344720811972146" calcext:value-type="float">
            <text:p>0,034472081197215</text:p>
          </table:table-cell>
          <table:table-cell table:formula="of:=([.D27]+[.D28])/2" office:value-type="float" office:value="0.0344721508847905" calcext:value-type="float" table:number-columns-spanned="1" table:number-rows-spanned="2">
            <text:p>0,034472150884791</text:p>
          </table:table-cell>
          <table:table-cell/>
          <table:table-cell office:value-type="string" calcext:value-type="string" table:number-columns-spanned="1" table:number-rows-spanned="2">
            <text:p>6+6</text:p>
          </table:table-cell>
          <table:table-cell office:value-type="float" office:value="22.693249" calcext:value-type="float">
            <text:p>22,693249</text:p>
          </table:table-cell>
          <table:table-cell table:formula="of:=87744/[.H27]" office:value-type="float" office:value="3866.52435708963" calcext:value-type="float">
            <text:p>3866,52435708963</text:p>
          </table:table-cell>
          <table:table-cell table:formula="of:=[.I27]/38400" office:value-type="float" office:value="0.100690738465876" calcext:value-type="float">
            <text:p>0,100690738465876</text:p>
          </table:table-cell>
          <table:table-cell table:formula="of:=([.J27]+[.J28])/2" office:value-type="float" office:value="0.0899970040255903" calcext:value-type="float" table:number-columns-spanned="1" table:number-rows-spanned="2">
            <text:p>0,08999700402559</text:p>
          </table:table-cell>
        </table:table-row>
        <table:table-row table:style-name="ro1">
          <table:covered-table-cell/>
          <table:table-cell office:value-type="float" office:value="66.285257" calcext:value-type="float">
            <text:p>66,285257</text:p>
          </table:table-cell>
          <table:table-cell table:formula="of:=87744/[.B28]" office:value-type="float" office:value="1323.73326997887" calcext:value-type="float">
            <text:p>1323,73326997887</text:p>
          </table:table-cell>
          <table:table-cell table:formula="of:=[.C28]/38400" office:value-type="float" office:value="0.0344722205723665" calcext:value-type="float">
            <text:p>0,034472220572367</text:p>
          </table:table-cell>
          <table:covered-table-cell table:formula="of:=([.D28]+[.D29])/2" office:value-type="float" office:value="0.0401013906957754" calcext:value-type="float">
            <text:p>0,040101390695775</text:p>
          </table:covered-table-cell>
          <table:table-cell/>
          <table:covered-table-cell/>
          <table:table-cell office:value-type="float" office:value="28.81344" calcext:value-type="float">
            <text:p>28,81344</text:p>
          </table:table-cell>
          <table:table-cell table:formula="of:=87744/[.H28]" office:value-type="float" office:value="3045.2455520757" calcext:value-type="float">
            <text:p>3045,2455520757</text:p>
          </table:table-cell>
          <table:table-cell table:formula="of:=[.I28]/38400" office:value-type="float" office:value="0.0793032695853046" calcext:value-type="float">
            <text:p>0,079303269585305</text:p>
          </table:table-cell>
          <table:covered-table-cell table:formula="of:=([.J28]+[.J29])/2" office:value-type="float" office:value="0.0724967096772669" calcext:value-type="float">
            <text:p>0,072496709677267</text:p>
          </table:covered-table-cell>
        </table:table-row>
        <table:table-row table:style-name="ro1">
          <table:table-cell office:value-type="float" office:value="2400" calcext:value-type="float" table:number-columns-spanned="1" table:number-rows-spanned="2">
            <text:p>2400</text:p>
          </table:table-cell>
          <table:table-cell office:value-type="float" office:value="49.966586" calcext:value-type="float">
            <text:p>49,966586</text:p>
          </table:table-cell>
          <table:table-cell table:formula="of:=87744/[.B29]" office:value-type="float" office:value="1756.05353545668" calcext:value-type="float">
            <text:p>1756,05353545668</text:p>
          </table:table-cell>
          <table:table-cell table:formula="of:=[.C29]/38400" office:value-type="float" office:value="0.0457305608191842" calcext:value-type="float">
            <text:p>0,045730560819184</text:p>
          </table:table-cell>
          <table:table-cell table:formula="of:=([.D29]+[.D30])/2" office:value-type="float" office:value="0.0457306271730328" calcext:value-type="float" table:number-columns-spanned="1" table:number-rows-spanned="2">
            <text:p>0,045730627173033</text:p>
          </table:table-cell>
          <table:table-cell/>
          <table:table-cell office:value-type="string" calcext:value-type="string" table:number-columns-spanned="1" table:number-rows-spanned="2">
            <text:p>8+8</text:p>
          </table:table-cell>
          <table:table-cell office:value-type="float" office:value="34.784515" calcext:value-type="float">
            <text:p>34,784515</text:p>
          </table:table-cell>
          <table:table-cell table:formula="of:=87744/[.H29]" office:value-type="float" office:value="2522.5017511384" calcext:value-type="float">
            <text:p>2522,5017511384</text:p>
          </table:table-cell>
          <table:table-cell table:formula="of:=[.I29]/38400" office:value-type="float" office:value="0.0656901497692292" calcext:value-type="float">
            <text:p>0,065690149769229</text:p>
          </table:table-cell>
          <table:table-cell table:formula="of:=([.J29]+[.J30])/2" office:value-type="float" office:value="0.068791372091935" calcext:value-type="float" table:number-columns-spanned="1" table:number-rows-spanned="2">
            <text:p>0,068791372091935</text:p>
          </table:table-cell>
        </table:table-row>
        <table:table-row table:style-name="ro1">
          <table:covered-table-cell/>
          <table:table-cell office:value-type="float" office:value="49.966441" calcext:value-type="float">
            <text:p>49,966441</text:p>
          </table:table-cell>
          <table:table-cell table:formula="of:=87744/[.B30]" office:value-type="float" office:value="1756.05863143224" calcext:value-type="float">
            <text:p>1756,05863143224</text:p>
          </table:table-cell>
          <table:table-cell table:formula="of:=[.C30]/38400" office:value-type="float" office:value="0.0457306935268814" calcext:value-type="float">
            <text:p>0,045730693526881</text:p>
          </table:table-cell>
          <table:covered-table-cell table:formula="of:=([.D30]+[.D31])/2" office:value-type="float" office:value="0.0676929619241127" calcext:value-type="float">
            <text:p>0,067692961924113</text:p>
          </table:covered-table-cell>
          <table:table-cell/>
          <table:covered-table-cell/>
          <table:table-cell office:value-type="float" office:value="31.783524" calcext:value-type="float">
            <text:p>31,783524</text:p>
          </table:table-cell>
          <table:table-cell table:formula="of:=87744/[.H30]" office:value-type="float" office:value="2760.6756255222" calcext:value-type="float">
            <text:p>2760,6756255222</text:p>
          </table:table-cell>
          <table:table-cell table:formula="of:=[.I30]/38400" office:value-type="float" office:value="0.0718925944146407" calcext:value-type="float">
            <text:p>0,071892594414641</text:p>
          </table:table-cell>
          <table:covered-table-cell table:formula="of:=([.J30]+[.J31])/2" office:value-type="float" office:value="0.0715627939830376" calcext:value-type="float">
            <text:p>0,071562793983038</text:p>
          </table:covered-table-cell>
        </table:table-row>
        <table:table-row table:style-name="ro1">
          <table:table-cell office:value-type="float" office:value="4800" calcext:value-type="float" table:number-columns-spanned="1" table:number-rows-spanned="2">
            <text:p>4800</text:p>
          </table:table-cell>
          <table:table-cell office:value-type="float" office:value="25.486522" calcext:value-type="float">
            <text:p>25,486522</text:p>
          </table:table-cell>
          <table:table-cell table:formula="of:=87744/[.B31]" office:value-type="float" office:value="3442.76084433961" calcext:value-type="float">
            <text:p>3442,76084433961</text:p>
          </table:table-cell>
          <table:table-cell table:formula="of:=[.C31]/38400" office:value-type="float" office:value="0.089655230321344" calcext:value-type="float">
            <text:p>0,089655230321344</text:p>
          </table:table-cell>
          <table:table-cell table:formula="of:=([.D31]+[.D32])/2" office:value-type="float" office:value="0.0896554501818403" calcext:value-type="float" table:number-columns-spanned="1" table:number-rows-spanned="2">
            <text:p>0,08965545018184</text:p>
          </table:table-cell>
          <table:table-cell/>
          <table:table-cell office:value-type="string" calcext:value-type="string" table:number-columns-spanned="1" table:number-rows-spanned="2">
            <text:p>10+10</text:p>
          </table:table-cell>
          <table:table-cell office:value-type="float" office:value="32.077832" calcext:value-type="float">
            <text:p>32,077832</text:p>
          </table:table-cell>
          <table:table-cell table:formula="of:=87744/[.H31]" office:value-type="float" office:value="2735.34695237509" calcext:value-type="float">
            <text:p>2735,34695237509</text:p>
          </table:table-cell>
          <table:table-cell table:formula="of:=[.I31]/38400" office:value-type="float" office:value="0.0712329935514345" calcext:value-type="float">
            <text:p>0,071232993551435</text:p>
          </table:table-cell>
          <table:table-cell table:formula="of:=([.J31]+[.J32])/2" office:value-type="float" office:value="0.0682079478883267" calcext:value-type="float" table:number-columns-spanned="1" table:number-rows-spanned="2">
            <text:p>0,068207947888327</text:p>
          </table:table-cell>
        </table:table-row>
        <table:table-row table:style-name="ro1">
          <table:covered-table-cell/>
          <table:table-cell office:value-type="float" office:value="25.486397" calcext:value-type="float">
            <text:p>25,486397</text:p>
          </table:table-cell>
          <table:table-cell table:formula="of:=87744/[.B32]" office:value-type="float" office:value="3442.77772962573" calcext:value-type="float">
            <text:p>3442,77772962573</text:p>
          </table:table-cell>
          <table:table-cell table:formula="of:=[.C32]/38400" office:value-type="float" office:value="0.0896556700423367" calcext:value-type="float">
            <text:p>0,089655670042337</text:p>
          </table:table-cell>
          <table:covered-table-cell table:formula="of:=([.D32]+[.D33])/2" office:value-type="float" office:value="0.131075320538951" calcext:value-type="float">
            <text:p>0,131075320538951</text:p>
          </table:covered-table-cell>
          <table:table-cell/>
          <table:covered-table-cell/>
          <table:table-cell office:value-type="float" office:value="35.055205" calcext:value-type="float">
            <text:p>35,055205</text:p>
          </table:table-cell>
          <table:table-cell table:formula="of:=87744/[.H32]" office:value-type="float" office:value="2503.0234454484" calcext:value-type="float">
            <text:p>2503,0234454484</text:p>
          </table:table-cell>
          <table:table-cell table:formula="of:=[.I32]/38400" office:value-type="float" office:value="0.0651829022252188" calcext:value-type="float">
            <text:p>0,065182902225219</text:p>
          </table:table-cell>
          <table:covered-table-cell table:formula="of:=([.J32]+[.J33])/2" office:value-type="float" office:value="0.0325914511126094" calcext:value-type="float">
            <text:p>0,032591451112609</text:p>
          </table:covered-table-cell>
        </table:table-row>
        <table:table-row table:style-name="ro1">
          <table:table-cell office:value-type="float" office:value="9600" calcext:value-type="float" table:number-columns-spanned="1" table:number-rows-spanned="2">
            <text:p>9600</text:p>
          </table:table-cell>
          <table:table-cell office:value-type="float" office:value="13.246763" calcext:value-type="float">
            <text:p>13,246763</text:p>
          </table:table-cell>
          <table:table-cell table:formula="of:=87744/[.B33]" office:value-type="float" office:value="6623.80688776571" calcext:value-type="float">
            <text:p>6623,80688776571</text:p>
          </table:table-cell>
          <table:table-cell table:formula="of:=[.C33]/38400" office:value-type="float" office:value="0.172494971035565" calcext:value-type="float">
            <text:p>0,172494971035565</text:p>
          </table:table-cell>
          <table:table-cell table:formula="of:=([.D33]+[.D34])/2" office:value-type="float" office:value="0.172495042654808" calcext:value-type="float" table:number-columns-spanned="1" table:number-rows-spanned="2">
            <text:p>0,172495042654808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/>
          <table:table-cell office:value-type="float" office:value="13.246752" calcext:value-type="float">
            <text:p>13,246752</text:p>
          </table:table-cell>
          <table:table-cell table:formula="of:=87744/[.B34]" office:value-type="float" office:value="6623.81238812352" calcext:value-type="float">
            <text:p>6623,81238812352</text:p>
          </table:table-cell>
          <table:table-cell table:formula="of:=[.C34]/38400" office:value-type="float" office:value="0.17249511427405" calcext:value-type="float">
            <text:p>0,17249511427405</text:p>
          </table:table-cell>
          <table:covered-table-cell table:formula="of:=([.D34]+[.D35])/2" office:value-type="float" office:value="0.246541853255658" calcext:value-type="float">
            <text:p>0,246541853255658</text:p>
          </table:covered-table-cell>
          <table:table-cell/>
          <table:covered-table-cell/>
          <table:table-cell table:number-columns-repeated="3"/>
          <table:covered-table-cell/>
        </table:table-row>
        <table:table-row table:style-name="ro1">
          <table:table-cell office:value-type="float" office:value="19200" calcext:value-type="float" table:number-columns-spanned="1" table:number-rows-spanned="2">
            <text:p>19200</text:p>
          </table:table-cell>
          <table:table-cell office:value-type="float" office:value="7.127515" calcext:value-type="float">
            <text:p>7,127515</text:p>
          </table:table-cell>
          <table:table-cell table:formula="of:=87744/[.B35]" office:value-type="float" office:value="12310.601941911" calcext:value-type="float">
            <text:p>12310,601941911</text:p>
          </table:table-cell>
          <table:table-cell table:formula="of:=[.C35]/38400" office:value-type="float" office:value="0.320588592237266" calcext:value-type="float">
            <text:p>0,320588592237266</text:p>
          </table:table-cell>
          <table:table-cell table:formula="of:=([.D35]+[.D36])/2" office:value-type="float" office:value="0.320566173335084" calcext:value-type="float" table:number-columns-spanned="1" table:number-rows-spanned="2">
            <text:p>0,320566173335084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/>
          <table:table-cell office:value-type="float" office:value="7.128512" calcext:value-type="float">
            <text:p>7,128512</text:p>
          </table:table-cell>
          <table:table-cell table:formula="of:=87744/[.B36]" office:value-type="float" office:value="12308.8801702235" calcext:value-type="float">
            <text:p>12308,8801702235</text:p>
          </table:table-cell>
          <table:table-cell table:formula="of:=[.C36]/38400" office:value-type="float" office:value="0.320543754432903" calcext:value-type="float">
            <text:p>0,320543754432903</text:p>
          </table:table-cell>
          <table:covered-table-cell table:formula="of:=([.D36]+[.D37])/2" office:value-type="float" office:value="0.44117779819694" calcext:value-type="float">
            <text:p>0,44117779819694</text:p>
          </table:covered-table-cell>
          <table:table-cell/>
          <table:covered-table-cell/>
          <table:table-cell table:number-columns-repeated="3"/>
          <table:covered-table-cell/>
        </table:table-row>
        <table:table-row table:style-name="ro1">
          <table:table-cell office:value-type="float" office:value="38400" calcext:value-type="float" table:number-columns-spanned="1" table:number-rows-spanned="2">
            <text:p>38400</text:p>
          </table:table-cell>
          <table:table-cell office:value-type="float" office:value="4.067198" calcext:value-type="float">
            <text:p>4,067198</text:p>
          </table:table-cell>
          <table:table-cell table:formula="of:=87744/[.B37]" office:value-type="float" office:value="21573.5747313015" calcext:value-type="float">
            <text:p>21573,5747313015</text:p>
          </table:table-cell>
          <table:table-cell table:formula="of:=[.C37]/38400" office:value-type="float" office:value="0.561811841960977" calcext:value-type="float">
            <text:p>0,561811841960977</text:p>
          </table:table-cell>
          <table:table-cell table:formula="of:=([.D37]+[.D38])/2" office:value-type="float" office:value="0.561828211604864" calcext:value-type="float" table:number-columns-spanned="1" table:number-rows-spanned="2">
            <text:p>0,561828211604864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/>
          <table:table-cell office:value-type="float" office:value="4.066961" calcext:value-type="float">
            <text:p>4,066961</text:p>
          </table:table-cell>
          <table:table-cell table:formula="of:=87744/[.B38]" office:value-type="float" office:value="21574.831919952" calcext:value-type="float">
            <text:p>21574,831919952</text:p>
          </table:table-cell>
          <table:table-cell table:formula="of:=[.C38]/38400" office:value-type="float" office:value="0.561844581248751" calcext:value-type="float">
            <text:p>0,561844581248751</text:p>
          </table:table-cell>
          <table:covered-table-cell table:formula="of:=([.D38]+[.D39])/2" office:value-type="float" office:value="0.280922290624375" calcext:value-type="float">
            <text:p>0,280922290624375</text:p>
          </table:covered-table-cell>
          <table:table-cell/>
          <table:covered-table-cell/>
          <table:table-cell table:number-columns-repeated="3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-00-0000</text:date>, <text:time style:data-style-name="N2" text:time-value="19:27:11.784497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9T19:27:11.831239481</meta:creation-date>
    <meta:editing-duration>PT10M40S</meta:editing-duration>
    <meta:editing-cycles>3</meta:editing-cycles>
    <meta:generator>LibreOffice/6.3.5.2$Linux_X86_64 LibreOffice_project/30$Build-2</meta:generator>
    <dc:date>2020-11-09T21:51:35.353774134</dc:date>
    <meta:document-statistic meta:table-count="1" meta:cell-count="282" meta:object-count="0"/>
  </office:meta>
</office:document-meta>
</file>